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2pt" officeooo:rsid="000499a0" officeooo:paragraph-rsid="000499a0" style:font-size-asian="12pt" style:font-size-complex="12pt"/>
    </style:style>
    <style:style style:name="P2" style:family="paragraph" style:parent-style-name="Standard">
      <style:paragraph-properties fo:margin-top="0.499cm" fo:margin-bottom="0.499cm" loext:contextual-spacing="false" fo:text-align="start" style:justify-single-word="false"/>
      <style:text-properties fo:font-size="14pt" fo:font-weight="bold" officeooo:rsid="000499a0" officeooo:paragraph-rsid="000499a0" style:font-size-asian="14pt" style:font-weight-asian="bold" style:font-size-complex="14pt" style:font-weight-complex="bold"/>
    </style:style>
    <style:style style:name="P3" style:family="paragraph" style:parent-style-name="Standard">
      <style:paragraph-properties fo:margin-top="0cm" fo:margin-bottom="0cm" loext:contextual-spacing="false" fo:text-align="start" style:justify-single-word="false"/>
      <style:text-properties officeooo:paragraph-rsid="0005d63d"/>
    </style:style>
    <style:style style:name="P4" style:family="paragraph" style:parent-style-name="Standard">
      <style:paragraph-properties fo:margin-top="0cm" fo:margin-bottom="0cm" loext:contextual-spacing="false" fo:text-align="start" style:justify-single-word="false"/>
      <style:text-properties officeooo:rsid="0007c67a" officeooo:paragraph-rsid="0007c67a"/>
    </style:style>
    <style:style style:name="P5" style:family="paragraph" style:parent-style-name="Standard">
      <style:paragraph-properties fo:margin-top="0cm" fo:margin-bottom="0cm" loext:contextual-spacing="false" fo:text-align="start" style:justify-single-word="false"/>
      <style:text-properties fo:font-size="14pt" fo:font-weight="bold" officeooo:rsid="000499a0" officeooo:paragraph-rsid="00096cf5" style:font-size-asian="14pt" style:font-weight-asian="bold" style:font-size-complex="14pt" style:font-weight-complex="bold"/>
    </style:style>
    <style:style style:name="P6" style:family="paragraph" style:parent-style-name="Standard">
      <style:paragraph-properties fo:margin-top="0.499cm" fo:margin-bottom="0cm" loext:contextual-spacing="false" fo:text-align="start" style:justify-single-word="false"/>
      <style:text-properties officeooo:paragraph-rsid="0005c30a"/>
    </style:style>
    <style:style style:name="P7" style:family="paragraph" style:parent-style-name="Standard" style:list-style-name="L1">
      <style:paragraph-properties fo:margin-top="0cm" fo:margin-bottom="0cm" loext:contextual-spacing="false" fo:text-align="start" style:justify-single-word="false"/>
      <style:text-properties fo:font-size="12pt" fo:font-weight="normal" officeooo:rsid="0005d63d" officeooo:paragraph-rsid="0005d63d" style:font-size-asian="10.5pt" style:font-weight-asian="normal" style:font-size-complex="12pt" style:font-weight-complex="normal"/>
    </style:style>
    <style:style style:name="P8" style:family="paragraph" style:parent-style-name="Standard">
      <style:paragraph-properties fo:margin-top="0cm" fo:margin-bottom="0cm" loext:contextual-spacing="false" fo:text-align="start" style:justify-single-word="false"/>
      <style:text-properties fo:font-size="12pt" fo:font-weight="normal" officeooo:rsid="0005d63d" officeooo:paragraph-rsid="0005d63d" style:font-size-asian="10.5pt" style:font-weight-asian="normal" style:font-size-complex="12pt" style:font-weight-complex="normal"/>
    </style:style>
    <style:style style:name="P9" style:family="paragraph" style:parent-style-name="Standard">
      <style:paragraph-properties fo:margin-top="0cm" fo:margin-bottom="0cm" loext:contextual-spacing="false" fo:text-align="start" style:justify-single-word="false"/>
      <style:text-properties fo:font-size="12pt" fo:font-weight="normal" officeooo:rsid="0008c440" officeooo:paragraph-rsid="0007c67a" style:font-size-asian="10.5pt" style:font-weight-asian="normal" style:font-size-complex="12pt" style:font-weight-complex="normal"/>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05c30a" style:font-size-asian="10.5pt" style:font-weight-asian="normal" style:font-size-complex="12pt" style:font-weight-complex="normal"/>
    </style:style>
    <style:style style:name="T3" style:family="text">
      <style:text-properties fo:font-size="12pt" fo:font-weight="normal" officeooo:rsid="0005d63d" style:font-size-asian="10.5pt" style:font-weight-asian="normal" style:font-size-complex="12pt" style:font-weight-complex="normal"/>
    </style:style>
    <style:style style:name="T4" style:family="text">
      <style:text-properties fo:font-size="12pt" fo:font-weight="normal" officeooo:rsid="00078585" style:font-size-asian="10.5pt" style:font-weight-asian="normal" style:font-size-complex="12pt" style:font-weight-complex="normal"/>
    </style:style>
    <style:style style:name="T5" style:family="text">
      <style:text-properties fo:font-size="12pt" fo:font-weight="normal" officeooo:rsid="0007c67a" style:font-size-asian="10.5pt" style:font-weight-asian="normal" style:font-size-complex="12pt" style:font-weight-complex="normal"/>
    </style:style>
    <style:style style:name="T6" style:family="text">
      <style:text-properties fo:font-size="12pt" fo:font-weight="normal" officeooo:rsid="0008c440" style:font-size-asian="10.5pt" style:font-weight-asian="normal" style:font-size-complex="12pt" style:font-weight-complex="normal"/>
    </style:style>
    <style:style style:name="T7" style:family="text">
      <style:text-properties fo:font-size="12pt" fo:font-weight="normal" officeooo:rsid="0008f623" style:font-size-asian="10.5pt" style:font-weight-asian="normal" style:font-size-complex="12pt" style:font-weight-complex="normal"/>
    </style:style>
    <style:style style:name="T8" style:family="text">
      <style:text-properties fo:font-size="12pt" fo:font-weight="normal" officeooo:rsid="00096cf5" style:font-size-asian="10.5pt" style:font-weight-asian="normal" style:font-size-complex="12pt" style:font-weight-complex="normal"/>
    </style:style>
    <style:style style:name="T9" style:family="text">
      <style:text-properties fo:font-size="12pt" fo:font-weight="normal" officeooo:rsid="0009e4fa" style:font-size-asian="10.5pt" style:font-weight-asian="normal" style:font-size-complex="12pt" style:font-weight-complex="normal"/>
    </style:style>
    <style:style style:name="T10" style:family="text">
      <style:text-properties fo:font-size="12pt" fo:font-weight="normal" officeooo:rsid="000b613a" style:font-size-asian="10.5pt" style:font-weight-asian="normal" style:font-size-complex="12pt" style:font-weight-complex="normal"/>
    </style:style>
    <style:style style:name="T11" style:family="text">
      <style:text-properties fo:font-size="14pt" fo:font-weight="bold" officeooo:rsid="000499a0" style:font-size-asian="14pt" style:font-weight-asian="bold" style:font-size-complex="14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SERCIZIO: <text:span text:style-name="T1">Laboratorio 12 esercizio 1.</text:span></text:p>
      <text:p text:style-name="P2">STRUTTURA DATI: <text:span text:style-name="T1">La struttura dati utilizzata è un ADT di prima classe </text:span><text:span text:style-name="T9">che</text:span><text:span text:style-name="T1"> gestisce tutte le funzioni necessarie per l’elaborazione del grafo in questo problema e un </text:span><text:span text:style-name="T2">altro </text:span><text:span text:style-name="T1">ADT di prima classe </text:span><text:span text:style-name="T2">per la gestione della tabella di simboli i</text:span><text:span text:style-name="T1">mplementat</text:span><text:span text:style-name="T2">o</text:span><text:span text:style-name="T1"> con un vettore di stringhe che utilizza come chiave la stringa stessa e come indice </text:span><text:span text:style-name="T2">la posizione della stringa all’interno del nostro vettore</text:span><text:span text:style-name="T1">. Il grafo è stato implementato con una lista delle adiacenze e con un nodo sentinella per indicare il termine degli elementi in lista. </text:span><text:span text:style-name="T2">Troviamo un’altra lista delle adiacenze che implementa un sottografo il quale rende il grafo originale un DAG. <text:s/>In entrambe le liste sono presenti gli stessi elementi con la differenza che in quella del grafo i flag che indicano un arco come preso sono tutti settati su vero mentre nel DAG alcuni cono settati su falso.</text:span></text:p>
      <text:p text:style-name="P6"><text:span text:style-name="T11">SCELTE ALGORITMICHE: </text:span><text:span text:style-name="T3">Le operazioni principali che svolgiamo sono:</text:span></text:p>
      <text:list xml:id="list1149881827" text:style-name="L1">
        <text:list-item>
          <text:p text:style-name="P7">inizializzazione grafo,</text:p>
        </text:list-item>
        <text:list-item>
          <text:p text:style-name="P7">lettura grafo,</text:p>
        </text:list-item>
        <text:list-item>
          <text:p text:style-name="P7">operazioni su DAG.</text:p>
        </text:list-item>
      </text:list>
      <text:p text:style-name="P8">Leggiamo il grafo da file e chiediamo all’interno della funzione GRAPHread di inserire il nome del file. Una volta letto il grafo come prima cosa inseriamo il nome dei nostri vertici nella tabella di simboli e successivamente procediamo con la lettura dei nostri archi.</text:p>
      <text:p text:style-name="P3"><text:span text:style-name="T3">Le operazioni effettuate sul nostro DAG sono definite dalla funzione GRAPHbecameDAG e conistono innanzitutto nel realizzarlo. Quindi inizializzo la lista delle adiacenze del DAG copiando gli elementi dalla lista delle adiacenze del grafo. Successivamente cerco un sottografo a cardinalità minima che sia un DAG. </text:span><text:span text:style-name="T4">Tramite le combinazioni semplici creo tutti i possibili sottografi con una certa cardinalità e controllo quale tra questi sia un DAG. Se trovo un DAG con una certa caridnalità allora non procedo nel </text:span><text:span text:style-name="T5">creare </text:span><text:span text:style-name="T9">altri</text:span><text:span text:style-name="T4"> sottografi con una carindalità maggiore. </text:span><text:span text:style-name="T5">Data una certa cardinalità potrebbero esserci più DAG ma noi selezioniamo quello che ha somma maggiore dei pesi degli archi rimossi. Per salvare il nostro DAG non facciamo altro che copiare i valore dei flag di arco preso o non preso nella nostra lista delle adiacenze.</text:span></text:p>
      <text:p text:style-name="P4"><text:span text:style-name="T1">Una volta selezionato il nostro DAG stampiamo gli archi rimossi che avranno valore di arco preso settato su falso e successivamente andiamo a calcolare i cammin</text:span><text:span text:style-name="T10">i</text:span><text:span text:style-name="T1"> a distanza massima da ogni nodo del DAG. Come prima cosa ordiniamo i vettori in ordine topologico. </text:span><text:span text:style-name="T6">Una volta ordinato il nostro DAG andiamo ad effettuare un rilassamento inverso con l’oridne topologico stabilito precedentemente. </text:span><text:span text:style-name="T8">Effettueremo questo rilassamento partendo dal prima nodo fino all’ultimo (sempre rispettando l’ordine topologico).</text:span></text:p>
      <text:p text:style-name="P9"/>
      <text:p text:style-name="P5">OSSERVAZIONI: <text:span text:style-name="T8">L’ordinamento topologico non è inverso e per questo leggiamo il vettore che contiene i nostri vertici ordinati da destra a sinistra, inoltre esso</text:span><text:span text:style-name="T7"> </text:span><text:span text:style-name="T8">ci permette effettuare il rilassamento (nel nostro caso in maniera inversa) con un semplice ciclo iterativo anziché effettuare una ricorsione. Questo è possibile in quanto siamo in presenza di un DAG. Inoltre la stampa delle distanze dei cammini è effettuata in modo da avere una somma totale dei cammini massimi decresce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2pt" officeooo:rsid="000499a0" officeooo:paragraph-rsid="000499a0"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Nome e Cognome: Nicola Dilillo <text:s text:c="36"/>Matricola: s24906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3T12:01:46.439683257</meta:creation-date>
    <dc:date>2019-01-24T17:54:43.237191295</dc:date>
    <meta:editing-duration>PT30M24S</meta:editing-duration>
    <meta:editing-cycles>2</meta:editing-cycles>
    <meta:generator>LibreOffice/6.0.7.3$Linux_X86_64 LibreOffice_project/00m0$Build-3</meta:generator>
    <meta:document-statistic meta:table-count="0" meta:image-count="0" meta:object-count="0" meta:page-count="1" meta:paragraph-count="11" meta:word-count="493" meta:character-count="3180" meta:non-whitespace-character-count="2664"/>
  </office:meta>
</office:document-meta>
</file>